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style:writing-mode="page"/>
    </style:style>
    <style:style style:name="P1" style:family="paragraph" style:parent-style-name="Heading_20_3">
      <style:text-properties officeooo:paragraph-rsid="000ba4c8"/>
    </style:style>
    <style:style style:name="P2" style:family="paragraph" style:parent-style-name="Text_20_body">
      <style:text-properties officeooo:paragraph-rsid="000ba4c8"/>
    </style:style>
    <style:style style:name="P3" style:family="paragraph" style:parent-style-name="Heading_20_4">
      <style:text-properties officeooo:paragraph-rsid="000c0a81"/>
    </style:style>
    <style:style style:name="P4" style:family="paragraph" style:parent-style-name="Text_20_body">
      <style:text-properties officeooo:paragraph-rsid="000c0a81"/>
    </style:style>
    <style:style style:name="P5" style:family="paragraph" style:parent-style-name="Heading_20_4">
      <style:text-properties officeooo:paragraph-rsid="000df1a2"/>
    </style:style>
    <style:style style:name="P6" style:family="paragraph" style:parent-style-name="Standard">
      <style:text-properties officeooo:paragraph-rsid="000df1a2"/>
    </style:style>
    <style:style style:name="P7" style:family="paragraph" style:parent-style-name="Heading_20_4">
      <style:text-properties fo:font-style="normal" fo:font-weight="normal" officeooo:paragraph-rsid="000df1a2" style:font-style-asian="normal" style:font-weight-asian="normal" style:font-style-complex="normal" style:font-weight-complex="normal"/>
    </style:style>
    <style:style style:name="P8" style:family="paragraph" style:parent-style-name="Preformatted_20_Text">
      <style:paragraph-properties style:writing-mode="lr-tb"/>
    </style:style>
    <style:style style:name="P9" style:family="paragraph" style:parent-style-name="Heading_20_3">
      <style:text-properties officeooo:rsid="000e8b8a" officeooo:paragraph-rsid="000e8b8a"/>
    </style:style>
    <style:style style:name="P10" style:family="paragraph" style:parent-style-name="Preformatted_20_Text">
      <style:paragraph-properties style:writing-mode="lr-tb"/>
    </style:style>
    <style:style style:name="P11" style:family="paragraph" style:parent-style-name="Preformatted_20_Text">
      <style:paragraph-properties style:writing-mode="lr-tb"/>
      <style:text-properties officeooo:paragraph-rsid="000e8b8a"/>
    </style:style>
    <style:style style:name="P12" style:family="paragraph" style:parent-style-name="Text_20_body" style:list-style-name="L1">
      <style:text-properties officeooo:paragraph-rsid="000ba4c8"/>
    </style:style>
    <style:style style:name="P13" style:family="paragraph" style:parent-style-name="Text_20_body" style:list-style-name="L1">
      <style:text-properties officeooo:paragraph-rsid="000c0a81"/>
    </style:style>
    <style:style style:name="P14" style:family="paragraph" style:parent-style-name="Text_20_body" style:list-style-name="L2">
      <style:text-properties officeooo:paragraph-rsid="000df1a2"/>
    </style:style>
    <style:style style:name="P15" style:family="paragraph" style:parent-style-name="Text_20_body" style:list-style-name="L3">
      <style:text-properties officeooo:paragraph-rsid="000df1a2"/>
    </style:style>
    <style:style style:name="P16" style:family="paragraph" style:parent-style-name="Text_20_body" style:list-style-name="L3">
      <style:text-properties fo:font-style="normal" fo:font-weight="normal" officeooo:paragraph-rsid="000df1a2" style:font-style-asian="normal" style:font-weight-asian="normal" style:font-style-complex="normal" style:font-weight-complex="normal"/>
    </style:style>
    <style:style style:name="P17" style:family="paragraph" style:parent-style-name="Text_20_body" style:list-style-name="L4"/>
    <style:style style:name="P18" style:family="paragraph" style:parent-style-name="Text_20_body" style:list-style-name="L5">
      <style:text-properties officeooo:paragraph-rsid="000df1a2"/>
    </style:style>
    <style:style style:name="P19" style:family="paragraph" style:parent-style-name="Text_20_body">
      <style:text-properties officeooo:paragraph-rsid="000e8b8a"/>
    </style:style>
    <style:style style:name="T1" style:family="text">
      <style:text-properties officeooo:rsid="000ba4c8"/>
    </style:style>
    <style:style style:name="T2" style:family="text">
      <style:text-properties officeooo:rsid="000df1a2"/>
    </style:style>
    <style:style style:name="T3" style:family="text">
      <style:text-properties officeooo:rsid="000e8b8a"/>
    </style:style>
    <style:style style:name="T4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/></text:h>
      <text:h text:style-name="P1" text:outline-level="3"><text:span text:style-name="Strong_20_Emphasis">Descripción operativa</text:span></text:h>
      <text:p text:style-name="P2"><text:span text:style-name="Strong_20_Emphasis"><text:span text:style-name="T1">GeobizIA</text:span></text:span></text:p>
      <text:p text:style-name="P2">Esta aplicación integra inteligencia artificial para asistir en la gestión de contenidos, análisis económico y mejora operativa de una empresa centrada en actividades medioambientales. Su funcionamiento se divide en tres grandes áreas:</text:p>
      <text:h text:style-name="P3" text:outline-level="4">1. Publicaciones <text:span text:style-name="Strong_20_Emphasis">inteligentes sobre actividades y medioambiente:</text:span></text:h>
      <text:p text:style-name="P2">La aplicación permite generar publicaciones sobre las actividades que realiza la empresa, relacionadas con temas medioambientales de actualidad. Para ello:</text:p>
      <text:list xml:id="list311064811" text:style-name="L1">
        <text:list-item>
          <text:p text:style-name="P12">Aprende el estilo de redacción de la empresa. La IA generará textos para publicaciones relacionadas con las actividades realizadas, redactados en un estilo coherente y adaptado a la temática medioambiental.</text:p>
        </text:list-item>
        <text:list-item>
          <text:p text:style-name="P13">Relaciona las actividades con temáticas ambientales relevantes (p. ej. cambio climático, biodiversidad, economía circular) <text:span text:style-name="T1">e i</text:span>ncluye datos curiosos o de interés vinculados a los temas tratados para el público objetivo.</text:p>
        </text:list-item>
        <text:list-item>
          <text:p text:style-name="P12">Sugiere imágenes adecuadas para acompañar cada publicación. Esto facilita mantener una comunicación constante y coherente en redes sociales o blogs, con contenido relevante y de calidad.</text:p>
        </text:list-item>
      </text:list>
      <text:h text:style-name="P3" text:outline-level="4">2. Aprendizaje de las actividades realizadas</text:h>
      <text:p text:style-name="P4">A medida que se registra información sobre actividades, la IA va identificando patrones y características comunes, permitiendo sugerencias personalizadas para mejorar o diversificar las acciones, tanto desde una perspectiva medioambiental como de impacto o eficiencia. Y podrá proponer nuevas ideas de actividades o mejoras en función de resultados anteriores y tendencias observadas. Gracias a este aprendizaje:</text:p>
      <text:list xml:id="list2472241262" text:style-name="L2">
        <text:list-item>
          <text:p text:style-name="P14">Análisis de actividades previas para extraer patrones.</text:p>
        </text:list-item>
        <text:list-item>
          <text:p text:style-name="P14">Recomendaciones personalizadas para nuevas actividades. Sugiere mejoras en el diseño o ejecución de futuras actividades.</text:p>
        </text:list-item>
        <text:list-item>
          <text:p text:style-name="P14">Identificación de fortalezas y oportunidades de mejora <text:span text:style-name="T2">o innovación o diferenciación.</text:span></text:p>
        </text:list-item>
        <text:list-item>
          <text:p text:style-name="P14">Ayuda a documentar y sistematizar buenas prácticas dentro de la empresa.</text:p>
        </text:list-item>
      </text:list>
      <text:h text:style-name="P5" text:outline-level="4"><text:span text:style-name="Strong_20_Emphasis">3. Gestión económica y análisis inteligente:</text:span></text:h>
      <text:h text:style-name="P7" text:outline-level="4">Se integrará un módulo de gestión económica que permita registrar ingresos, gastos, tarifas y resultados de cada actividad. Esto permite una toma de decisiones basada en datos, alineando la sostenibilidad económica con los objetivos medioambientales.</text:h>
      <text:p text:style-name="P6"/>
      <text:list xml:id="list3787594628" text:style-name="L3">
        <text:list-item>
          <text:p text:style-name="P15">Registro de ingresos y gastos por actividad.</text:p>
        </text:list-item>
        <text:list-item>
          <text:p text:style-name="P15">Cálculo automático de rentabilidad.</text:p>
        </text:list-item>
        <text:list-item>
          <text:p text:style-name="P16"><text:soft-page-break/>Informes periódicos sobre desempeño financiero.</text:p>
        </text:list-item>
        <text:list-item>
          <text:p text:style-name="P15">El sistema analizará estos datos para:</text:p>
        </text:list-item>
      </text:list>
      <text:list xml:id="list1102292779" text:style-name="L4">
        <text:list-item>
          <text:list>
            <text:list-item>
              <text:p text:style-name="P17">Sugerir cambios de tarifas para mejorar la rentabilidad.</text:p>
            </text:list-item>
            <text:list-item>
              <text:p text:style-name="P17">Identificar las actividades más rentables o con mejores resultados (económicos, sociales o ambientales).</text:p>
            </text:list-item>
          </text:list>
        </text:list-item>
      </text:list>
      <text:list xml:id="list2741182486" text:style-name="L5">
        <text:list-item>
          <text:list>
            <text:list-item>
              <text:p text:style-name="P18">Genera informes de desempeño económico.</text:p>
            </text:list-item>
          </text:list>
        </text:list-item>
      </text:list>
      <text:list xml:id="list191239311177825" text:continue-list="list1102292779" text:style-name="L4">
        <text:list-item>
          <text:list>
            <text:list-item>
              <text:p text:style-name="P17">Ofrecer recomendaciones para enfocar la estrategia empresarial según datos objetivos.</text:p>
            </text:list-item>
          </text:list>
        </text:list-item>
      </text:list>
      <text:h text:style-name="P9" text:outline-level="3">Resumes de funcionalidades</text:h>
      <table:table table:name="Tabla1" table:style-name="Tabla1">
        <table:table-column table:style-name="Tabla1.A"/>
        <table:table-row>
          <table:table-cell table:style-name="Tabla1.A1" office:value-type="string">
            <text:p text:style-name="P8"><text:span text:style-name="Source_20_Text">Publicaciones Medioambientales Automatizadas</text:span></text:p>
            <text:p text:style-name="P8"><text:span text:style-name="Source_20_Text"/></text:p>
            <text:p text:style-name="P11"><text:span text:style-name="Source_20_Text">* <text:s/>Generación de contenidos</text:span></text:p>
            <text:p text:style-name="P11"><text:span text:style-name="Source_20_Text">* <text:s/>Relación con temas ambientales</text:span></text:p>
            <text:p text:style-name="P11"><text:span text:style-name="Source_20_Text">* <text:s/>Datos curiosos e imágenes sugeridas</text:span></text:p>
            <text:p text:style-name="P11"><text:span text:style-name="Source_20_Text"/></text:p>
          </table:table-cell>
        </table:table-row>
        <table:table-row>
          <table:table-cell table:style-name="Tabla1.A1" office:value-type="string">
            <text:p text:style-name="P11"><text:span text:style-name="Source_20_Text">Aprendizaje de Actividades</text:span></text:p>
            <text:p text:style-name="P11"><text:span text:style-name="Source_20_Text"/></text:p>
            <text:p text:style-name="P11"><text:span text:style-name="Source_20_Text">* <text:s/>Análisis de acciones previas</text:span></text:p>
            <text:p text:style-name="P11"><text:span text:style-name="Source_20_Text">* <text:s/>Sugerencias de mejora</text:span></text:p>
            <text:p text:style-name="P11"><text:span text:style-name="Source_20_Text">* <text:s/>Documentación de buenas prácticas</text:span></text:p>
            <text:p text:style-name="P11"><text:span text:style-name="Source_20_Text"/></text:p>
          </table:table-cell>
        </table:table-row>
        <table:table-row>
          <table:table-cell table:style-name="Tabla1.A1" office:value-type="string">
            <text:p text:style-name="P11"><text:span text:style-name="Source_20_Text">Gestión Económica Inteligente</text:span></text:p>
            <text:p text:style-name="P11"><text:span text:style-name="Source_20_Text"/></text:p>
            <text:p text:style-name="P11"><text:span text:style-name="Source_20_Text">* <text:s/>Registro y análisis financiero</text:span></text:p>
            <text:p text:style-name="P11"><text:span text:style-name="Source_20_Text">* <text:s/>Informes de rentabilidad</text:span></text:p>
            <text:p text:style-name="P11"><text:span text:style-name="Source_20_Text">* <text:s/>Recomendaciones económicas y de precios</text:span></text:p>
            <text:p text:style-name="P11"><text:span text:style-name="Source_20_Text"/></text:p>
          </table:table-cell>
        </table:table-row>
      </table:table>
      <text:p text:style-name="P19"/>
      <text:p text:style-name="Text_20_body"><text:bookmark text:name="_GoBack"/>https://www.canva.com/design/DAGm4Kl6rrc/MKaeuYKsrQ0dfRBgkkguoQ/edit?utm_content=DAGm4Kl6rrc&amp;utm_campaign=designshare&amp;utm_medium=link2&amp;utm_source=sharebutt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17:50:20.719634802</meta:creation-date>
    <dc:date>2025-05-08T19:12:38.543934232</dc:date>
    <meta:editing-duration>PT14M52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2" meta:paragraph-count="38" meta:word-count="425" meta:character-count="3210" meta:non-whitespace-character-count="2829"/>
  </office:meta>
</office:document-meta>
</file>